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&lt;stdio.h&gt;</text:p>
      <text:p text:style-name="Standard">int main()</text:p>
      <text:p text:style-name="Standard">{</text:p>
      <text:p text:style-name="Standard">int i,j;</text:p>
      <text:p text:style-name="Standard">char ch;</text:p>
      <text:p text:style-name="Standard"/>
      <text:p text:style-name="Standard">printf("enter any charector to print its star pattern...\n");</text:p>
      <text:p text:style-name="Standard">scanf("%c",&amp;ch);</text:p>
      <text:p text:style-name="Standard">switch(ch)</text:p>
      <text:p text:style-name="Standard">{ case 'A': for(i=1;i&lt;=5;i++)</text:p>
      <text:p text:style-name="Standard">{</text:p>
      <text:p text:style-name="Standard">for(j=1;j&lt;=4;j++)</text:p>
      <text:p text:style-name="Standard">{</text:p>
      <text:p text:style-name="Standard">if (i==1||i==3||j==1||j==4)</text:p>
      <text:p text:style-name="Standard">printf("*");</text:p>
      <text:p text:style-name="Standard">else</text:p>
      <text:p text:style-name="Standard">printf(" ");</text:p>
      <text:p text:style-name="Standard">}</text:p>
      <text:p text:style-name="Standard">printf("\n");</text:p>
      <text:p text:style-name="Standard">}</text:p>
      <text:p text:style-name="Standard">break;</text:p>
      <text:p text:style-name="Standard">case 'B': for(i=1;i&lt;=5;i++)</text:p>
      <text:p text:style-name="Standard">{</text:p>
      <text:p text:style-name="Standard">for(j=1;j&lt;=4;j++)</text:p>
      <text:p text:style-name="Standard">{</text:p>
      <text:p text:style-name="Standard">if (i==1||i==3||j==1||j==4||i==5)</text:p>
      <text:p text:style-name="Standard">printf("*");</text:p>
      <text:p text:style-name="Standard">else</text:p>
      <text:p text:style-name="Standard">printf(" ");</text:p>
      <text:p text:style-name="Standard">}</text:p>
      <text:p text:style-name="Standard">printf("\n");</text:p>
      <text:p text:style-name="Standard">}</text:p>
      <text:p text:style-name="Standard">break;</text:p>
      <text:p text:style-name="Standard">case 'C':for(i=1;i&lt;=5;i++)</text:p>
      <text:p text:style-name="Standard">{</text:p>
      <text:p text:style-name="Standard">for(j=1;j&lt;=4;j++)</text:p>
      <text:p text:style-name="Standard">{</text:p>
      <text:p text:style-name="Standard">if (i==1||j==1||i==5)</text:p>
      <text:p text:style-name="Standard">printf("*");</text:p>
      <text:p text:style-name="Standard">else</text:p>
      <text:p text:style-name="Standard">printf(" ");</text:p>
      <text:p text:style-name="Standard">}</text:p>
      <text:p text:style-name="Standard">printf("\n");</text:p>
      <text:p text:style-name="Standard">}</text:p>
      <text:p text:style-name="Standard">break;</text:p>
      <text:p text:style-name="Standard">case 'D':for(i=1;i&lt;=5;i++)</text:p>
      <text:p text:style-name="Standard">{</text:p>
      <text:p text:style-name="Standard">for(j=1;j&lt;=4;j++)</text:p>
      <text:p text:style-name="Standard">{</text:p>
      <text:p text:style-name="Standard">if (i==1||j==1||j==4||i==5)</text:p>
      <text:p text:style-name="Standard">printf("*");</text:p>
      <text:p text:style-name="Standard">else</text:p>
      <text:p text:style-name="Standard"><text:soft-page-break/>printf(" ");</text:p>
      <text:p text:style-name="Standard">}</text:p>
      <text:p text:style-name="Standard">printf("\n");</text:p>
      <text:p text:style-name="Standard"/>
      <text:p text:style-name="Standard">}</text:p>
      <text:p text:style-name="Standard">break;</text:p>
      <text:p text:style-name="Standard">case 'E':for(i=1;i&lt;=5;i++)</text:p>
      <text:p text:style-name="Standard">{</text:p>
      <text:p text:style-name="Standard">for(j=1;j&lt;=4;j++)</text:p>
      <text:p text:style-name="Standard">{</text:p>
      <text:p text:style-name="Standard">if (i==1||i==3||j==1||i==5)</text:p>
      <text:p text:style-name="Standard">printf("*");</text:p>
      <text:p text:style-name="Standard">else</text:p>
      <text:p text:style-name="Standard">printf(" ");</text:p>
      <text:p text:style-name="Standard">}</text:p>
      <text:p text:style-name="Standard">printf("\n");</text:p>
      <text:p text:style-name="Standard">}</text:p>
      <text:p text:style-name="Standard">break;</text:p>
      <text:p text:style-name="Standard">case 'F':for(i=1;i&lt;=5;i++)</text:p>
      <text:p text:style-name="Standard">{</text:p>
      <text:p text:style-name="Standard">for(j=1;j&lt;=4;j++)</text:p>
      <text:p text:style-name="Standard">{</text:p>
      <text:p text:style-name="Standard">if (i==1||i==3||j==1)</text:p>
      <text:p text:style-name="Standard">printf("*");</text:p>
      <text:p text:style-name="Standard">else</text:p>
      <text:p text:style-name="Standard">printf(" ");</text:p>
      <text:p text:style-name="Standard">}</text:p>
      <text:p text:style-name="Standard">printf("\n");</text:p>
      <text:p text:style-name="Standard">}</text:p>
      <text:p text:style-name="Standard">break;</text:p>
      <text:p text:style-name="Standard">case 'H': for(i=1;i&lt;=5;i++)</text:p>
      <text:p text:style-name="Standard">{</text:p>
      <text:p text:style-name="Standard">for(j=1;j&lt;=4;j++)</text:p>
      <text:p text:style-name="Standard">{</text:p>
      <text:p text:style-name="Standard">if (i==3||j==1||j==4)</text:p>
      <text:p text:style-name="Standard">printf("*");</text:p>
      <text:p text:style-name="Standard">else</text:p>
      <text:p text:style-name="Standard">printf(" ");</text:p>
      <text:p text:style-name="Standard">}</text:p>
      <text:p text:style-name="Standard">printf("\n");</text:p>
      <text:p text:style-name="Standard">}</text:p>
      <text:p text:style-name="Standard">break;</text:p>
      <text:p text:style-name="Standard">case 'L': for(i=1;i&lt;=7;i++)</text:p>
      <text:p text:style-name="Standard">{</text:p>
      <text:p text:style-name="Standard">for(j=1;j&lt;=4;j++)</text:p>
      <text:p text:style-name="Standard">{</text:p>
      <text:p text:style-name="Standard">if (j==1||i==7)</text:p>
      <text:p text:style-name="Standard">printf("*");</text:p>
      <text:p text:style-name="Standard">else</text:p>
      <text:p text:style-name="Standard">printf(" ");</text:p>
      <text:p text:style-name="Standard">}</text:p>
      <text:p text:style-name="Standard">printf("\n");</text:p>
      <text:p text:style-name="Standard"><text:soft-page-break/>}</text:p>
      <text:p text:style-name="Standard">break;</text:p>
      <text:p text:style-name="Standard">case 'O': for(i=1;i&lt;=4;i++)</text:p>
      <text:p text:style-name="Standard">{</text:p>
      <text:p text:style-name="Standard">for(j=1;j&lt;=4;j++)</text:p>
      <text:p text:style-name="Standard">{</text:p>
      <text:p text:style-name="Standard">if (i==1&amp;&amp;(j&lt;4&amp;&amp;j&gt;1)||i==4&amp;&amp;(j&lt;4&amp;&amp;j&gt;1)||j==1&amp;&amp;(i&lt;4&amp;&amp;i&gt;1)||j==4&amp;&amp;(i&lt;4&amp;&amp;i&gt;1))</text:p>
      <text:p text:style-name="Standard">printf("*");</text:p>
      <text:p text:style-name="Standard">else</text:p>
      <text:p text:style-name="Standard">printf(" ");</text:p>
      <text:p text:style-name="Standard">}</text:p>
      <text:p text:style-name="Standard">printf("\n");</text:p>
      <text:p text:style-name="Standard">}</text:p>
      <text:p text:style-name="Standard">break;</text:p>
      <text:p text:style-name="Standard">case 'P': for(i=1;i&lt;=8;i++)</text:p>
      <text:p text:style-name="Standard">{</text:p>
      <text:p text:style-name="Standard">for(j=1;j&lt;=4;j++)</text:p>
      <text:p text:style-name="Standard">{</text:p>
      <text:p text:style-name="Standard">if (j==1||i==1&amp;&amp;(j&lt;4&amp;&amp;j&gt;1)||i==4&amp;&amp;(j&lt;4&amp;&amp;j&gt;1)||j==1&amp;&amp;(i&lt;4&amp;&amp;i&gt;1)||j==4&amp;&amp;</text:p>
      <text:p text:style-name="Standard">(i&lt;4&amp;&amp;i&gt;1))</text:p>
      <text:p text:style-name="Standard">printf("*");</text:p>
      <text:p text:style-name="Standard">else</text:p>
      <text:p text:style-name="Standard">printf(" ");</text:p>
      <text:p text:style-name="Standard">}</text:p>
      <text:p text:style-name="Standard">printf("\n");</text:p>
      <text:p text:style-name="Standard">}</text:p>
      <text:p text:style-name="Standard">break;</text:p>
      <text:p text:style-name="Standard"/>
      <text:p text:style-name="Standard">case 'Q': for(i=1;i&lt;=7;i++)</text:p>
      <text:p text:style-name="Standard">{</text:p>
      <text:p text:style-name="Standard">for(j=1;j&lt;=5;j++)</text:p>
      <text:p text:style-name="Standard">{</text:p>
      <text:p text:style-name="Standard">if (i==1&amp;&amp;(j&lt;4&amp;&amp;j&gt;1)||i==4&amp;&amp;(j&lt;4&amp;&amp;j&gt;1)||j==1&amp;&amp;(i&lt;4&amp;&amp;i&gt;1)||j==4&amp;&amp;</text:p>
      <text:p text:style-name="Standard">(i&lt;4&amp;&amp;i&gt;1)||i==5&amp;&amp;j==3||i==6&amp;&amp;j==4||i==6&amp;&amp;j==5)</text:p>
      <text:p text:style-name="Standard">printf("*");</text:p>
      <text:p text:style-name="Standard">else</text:p>
      <text:p text:style-name="Standard">printf(" ");</text:p>
      <text:p text:style-name="Standard">}</text:p>
      <text:p text:style-name="Standard">printf("\n");</text:p>
      <text:p text:style-name="Standard">}</text:p>
      <text:p text:style-name="Standard">break;</text:p>
      <text:p text:style-name="Standard">case 'T': for(i=1;i&lt;=5;i++)</text:p>
      <text:p text:style-name="Standard">{</text:p>
      <text:p text:style-name="Standard">for(j=1;j&lt;=5;j++)</text:p>
      <text:p text:style-name="Standard">{</text:p>
      <text:p text:style-name="Standard">if (i==1||j==3)</text:p>
      <text:p text:style-name="Standard">printf("*");</text:p>
      <text:p text:style-name="Standard">else</text:p>
      <text:p text:style-name="Standard">printf(" ");</text:p>
      <text:p text:style-name="Standard">}</text:p>
      <text:p text:style-name="Standard">printf("\n");</text:p>
      <text:p text:style-name="Standard">}</text:p>
      <text:p text:style-name="Standard"><text:soft-page-break/>break;</text:p>
      <text:p text:style-name="Standard">case 'U': for(i=1;i&lt;=5;i++)</text:p>
      <text:p text:style-name="Standard">{</text:p>
      <text:p text:style-name="Standard">for(j=1;j&lt;=5;j++)</text:p>
      <text:p text:style-name="Standard">{</text:p>
      <text:p text:style-name="Standard">if (j==1&amp;&amp;i&lt;5||j==5&amp;&amp;i&lt;5||i==5&amp;&amp;(j&gt;1&amp;&amp;j&lt;5))</text:p>
      <text:p text:style-name="Standard">printf("*");</text:p>
      <text:p text:style-name="Standard">else</text:p>
      <text:p text:style-name="Standard">printf(" ");</text:p>
      <text:p text:style-name="Standard">}</text:p>
      <text:p text:style-name="Standard">printf("\n");</text:p>
      <text:p text:style-name="Standard">}</text:p>
      <text:p text:style-name="Standard">break;</text:p>
      <text:p text:style-name="Standard">case 'V': for(i=1;i&lt;=4;i++)</text:p>
      <text:p text:style-name="Standard">{</text:p>
      <text:p text:style-name="Standard">for(j=1;j&lt;=7;j++)</text:p>
      <text:p text:style-name="Standard">{</text:p>
      <text:p text:style-name="Standard">if (i==j||i+j==8)</text:p>
      <text:p text:style-name="Standard">printf("*");</text:p>
      <text:p text:style-name="Standard">else</text:p>
      <text:p text:style-name="Standard">printf(" ");</text:p>
      <text:p text:style-name="Standard">}</text:p>
      <text:p text:style-name="Standard">printf("\n");</text:p>
      <text:p text:style-name="Standard">}</text:p>
      <text:p text:style-name="Standard">break;</text:p>
      <text:p text:style-name="Standard"/>
      <text:p text:style-name="Standard">case 'W': for(i=6;i&gt;=1;i--)</text:p>
      <text:p text:style-name="Standard">{</text:p>
      <text:p text:style-name="Standard">for(j=1;j&lt;=8;j++)</text:p>
      <text:p text:style-name="Standard">{</text:p>
      <text:p text:style-name="Standard">if (j==1||j==8||j==i&amp;&amp;i&lt;=4||i+j==9&amp;&amp;i&lt;=4)</text:p>
      <text:p text:style-name="Standard">printf("*");</text:p>
      <text:p text:style-name="Standard">else</text:p>
      <text:p text:style-name="Standard">printf(" ");</text:p>
      <text:p text:style-name="Standard">}</text:p>
      <text:p text:style-name="Standard">printf("\n");</text:p>
      <text:p text:style-name="Standard">}</text:p>
      <text:p text:style-name="Standard">break;</text:p>
      <text:p text:style-name="Standard">case 'X': for(i=1;i&lt;=5;i++)</text:p>
      <text:p text:style-name="Standard">{</text:p>
      <text:p text:style-name="Standard">for(j=1;j&lt;=5;j++)</text:p>
      <text:p text:style-name="Standard">{</text:p>
      <text:p text:style-name="Standard">if (i==j||i+j==6)</text:p>
      <text:p text:style-name="Standard">printf("*");</text:p>
      <text:p text:style-name="Standard">else</text:p>
      <text:p text:style-name="Standard">printf(" ");</text:p>
      <text:p text:style-name="Standard">}</text:p>
      <text:p text:style-name="Standard">printf("\n"</text:p>
      <text:p text:style-name="Standard">case 'Z': for(i=1;i&lt;=5;i++)</text:p>
      <text:p text:style-name="Standard">{</text:p>
      <text:p text:style-name="Standard">for(j=1;j&lt;=5;j++)</text:p>
      <text:p text:style-name="Standard">{</text:p>
      <text:p text:style-name="Standard"><text:soft-page-break/>if (i==1||i==5||i+j==6)</text:p>
      <text:p text:style-name="Standard">printf("*");</text:p>
      <text:p text:style-name="Standard">else</text:p>
      <text:p text:style-name="Standard">printf(" ");</text:p>
      <text:p text:style-name="Standard">}</text:p>
      <text:p text:style-name="Standard">printf("\n");</text:p>
      <text:p text:style-name="Standard">}</text:p>
      <text:p text:style-name="Standard">break;</text:p>
      <text:p text:style-name="Standard">}</text:p>
      <text:p text:style-name="Standard"/>
      <text:p text:style-name="Standard"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1T17:27:32.405404253</meta:creation-date>
    <dc:date>2021-11-01T17:32:33.759536664</dc:date>
    <meta:editing-duration>PT4M2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5" meta:paragraph-count="215" meta:word-count="292" meta:character-count="2361" meta:non-whitespace-character-count="2285"/>
  </office:meta>
</office:document-meta>
</file>